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2e4" officeooo:paragraph-rsid="000932e4"/>
    </style:style>
    <style:style style:name="P2" style:family="paragraph" style:parent-style-name="Standard">
      <style:text-properties officeooo:paragraph-rsid="000932e4"/>
    </style:style>
    <style:style style:name="P3" style:family="paragraph" style:parent-style-name="Standard">
      <style:text-properties fo:language="en" fo:country="GB" officeooo:rsid="000932e4" officeooo:paragraph-rsid="000932e4"/>
    </style:style>
    <style:style style:name="P4" style:family="paragraph" style:parent-style-name="Standard">
      <style:text-properties fo:language="en" fo:country="GB" officeooo:rsid="000a3142" officeooo:paragraph-rsid="000a3142"/>
    </style:style>
    <style:style style:name="P5" style:family="paragraph" style:parent-style-name="Standard">
      <style:text-properties fo:language="en" fo:country="GB" officeooo:rsid="000c0bfb" officeooo:paragraph-rsid="000c0bfb"/>
    </style:style>
    <style:style style:name="P6" style:family="paragraph" style:parent-style-name="Standard">
      <style:text-properties fo:language="en" fo:country="GB" officeooo:rsid="000f0ed4" officeooo:paragraph-rsid="000f0ed4"/>
    </style:style>
    <style:style style:name="P7" style:family="paragraph" style:parent-style-name="Standard">
      <style:text-properties fo:language="en" fo:country="GB" officeooo:rsid="000fd81a" officeooo:paragraph-rsid="000fd81a"/>
    </style:style>
    <style:style style:name="P8" style:family="paragraph" style:parent-style-name="Standard">
      <style:text-properties fo:language="en" fo:country="GB" officeooo:rsid="0010f751" officeooo:paragraph-rsid="0010f751"/>
    </style:style>
    <style:style style:name="P9" style:family="paragraph" style:parent-style-name="Standard">
      <style:text-properties fo:language="en" fo:country="GB" officeooo:rsid="00123343" officeooo:paragraph-rsid="00123343"/>
    </style:style>
    <style:style style:name="P10" style:family="paragraph" style:parent-style-name="Standard">
      <style:text-properties fo:language="en" fo:country="GB" officeooo:rsid="0013a736" officeooo:paragraph-rsid="0013a736"/>
    </style:style>
    <style:style style:name="P11" style:family="paragraph" style:parent-style-name="Standard">
      <style:text-properties fo:language="en" fo:country="GB" officeooo:rsid="001637c2" officeooo:paragraph-rsid="001637c2"/>
    </style:style>
    <style:style style:name="P12" style:family="paragraph" style:parent-style-name="Standard">
      <style:text-properties fo:language="en" fo:country="GB" officeooo:rsid="00175f40" officeooo:paragraph-rsid="00175f40"/>
    </style:style>
    <style:style style:name="P13" style:family="paragraph" style:parent-style-name="Standard">
      <style:text-properties fo:language="en" fo:country="GB" officeooo:rsid="0018f809" officeooo:paragraph-rsid="0018f809"/>
    </style:style>
    <style:style style:name="P14" style:family="paragraph" style:parent-style-name="Standard">
      <style:text-properties fo:language="en" fo:country="GB" officeooo:rsid="001a2393" officeooo:paragraph-rsid="001a2393"/>
    </style:style>
    <style:style style:name="P15" style:family="paragraph" style:parent-style-name="Standard">
      <style:text-properties fo:language="en" fo:country="GB" officeooo:rsid="001bff78" officeooo:paragraph-rsid="001bff78"/>
    </style:style>
    <style:style style:name="P16" style:family="paragraph" style:parent-style-name="Standard">
      <style:text-properties fo:language="en" fo:country="GB" officeooo:rsid="001c168b" officeooo:paragraph-rsid="001c168b"/>
    </style:style>
    <style:style style:name="P17" style:family="paragraph" style:parent-style-name="Standard">
      <style:text-properties fo:language="en" fo:country="GB" officeooo:rsid="001dd8cb" officeooo:paragraph-rsid="001dd8cb"/>
    </style:style>
    <style:style style:name="P18" style:family="paragraph" style:parent-style-name="Standard">
      <style:text-properties fo:language="en" fo:country="GB" officeooo:rsid="001f0437" officeooo:paragraph-rsid="001f0437"/>
    </style:style>
    <style:style style:name="P19" style:family="paragraph" style:parent-style-name="Standard">
      <style:text-properties fo:language="en" fo:country="GB" officeooo:rsid="00207a08" officeooo:paragraph-rsid="00207a08"/>
    </style:style>
    <style:style style:name="P20" style:family="paragraph" style:parent-style-name="Standard">
      <style:text-properties fo:language="en" fo:country="GB" officeooo:rsid="00225886" officeooo:paragraph-rsid="00225886"/>
    </style:style>
    <style:style style:name="P21" style:family="paragraph" style:parent-style-name="Standard">
      <style:text-properties fo:language="en" fo:country="GB" officeooo:rsid="0023dcee" officeooo:paragraph-rsid="0023dcee"/>
    </style:style>
    <style:style style:name="P22" style:family="paragraph" style:parent-style-name="Standard">
      <style:text-properties fo:language="en" fo:country="GB" officeooo:rsid="00271993" officeooo:paragraph-rsid="00271993"/>
    </style:style>
    <style:style style:name="P23" style:family="paragraph" style:parent-style-name="Standard">
      <style:text-properties fo:language="en" fo:country="GB" officeooo:rsid="002730c8" officeooo:paragraph-rsid="002730c8"/>
    </style:style>
    <style:style style:name="P24" style:family="paragraph" style:parent-style-name="Standard">
      <style:text-properties fo:language="en" fo:country="GB" officeooo:rsid="002945c4" officeooo:paragraph-rsid="002945c4"/>
    </style:style>
    <style:style style:name="P25" style:family="paragraph" style:parent-style-name="Standard">
      <style:text-properties fo:language="en" fo:country="GB" officeooo:rsid="002acf83" officeooo:paragraph-rsid="002acf83"/>
    </style:style>
    <style:style style:name="P26" style:family="paragraph" style:parent-style-name="Standard">
      <style:text-properties fo:language="en" fo:country="GB" officeooo:rsid="002aeb11" officeooo:paragraph-rsid="002aeb11"/>
    </style:style>
    <style:style style:name="P27" style:family="paragraph" style:parent-style-name="Standard">
      <style:text-properties fo:language="en" fo:country="GB" officeooo:rsid="002d812f" officeooo:paragraph-rsid="002d812f"/>
    </style:style>
    <style:style style:name="P28" style:family="paragraph" style:parent-style-name="Standard">
      <style:text-properties officeooo:paragraph-rsid="0015881a"/>
    </style:style>
    <style:style style:name="P29" style:family="paragraph" style:parent-style-name="Standard">
      <style:text-properties officeooo:paragraph-rsid="001bff78"/>
    </style:style>
    <style:style style:name="P30" style:family="paragraph" style:parent-style-name="Standard">
      <style:text-properties officeooo:paragraph-rsid="001dd8cb"/>
    </style:style>
    <style:style style:name="P31" style:family="paragraph" style:parent-style-name="Standard">
      <style:text-properties officeooo:paragraph-rsid="00285224"/>
    </style:style>
    <style:style style:name="P32" style:family="paragraph" style:parent-style-name="Standard">
      <style:text-properties officeooo:paragraph-rsid="00225886"/>
    </style:style>
    <style:style style:name="T1" style:family="text">
      <style:text-properties officeooo:rsid="000932e4"/>
    </style:style>
    <style:style style:name="T2" style:family="text">
      <style:text-properties officeooo:rsid="000deddc"/>
    </style:style>
    <style:style style:name="T3" style:family="text">
      <style:text-properties officeooo:rsid="000fd81a"/>
    </style:style>
    <style:style style:name="T4" style:family="text">
      <style:text-properties officeooo:rsid="001938c9"/>
    </style:style>
    <style:style style:name="T5" style:family="text">
      <style:text-properties fo:language="en" fo:country="GB" officeooo:rsid="001bff78"/>
    </style:style>
    <style:style style:name="T6" style:family="text">
      <style:text-properties fo:language="en" fo:country="GB" officeooo:rsid="001c168b"/>
    </style:style>
    <style:style style:name="T7" style:family="text">
      <style:text-properties fo:language="en" fo:country="GB" officeooo:rsid="00285224"/>
    </style:style>
    <style:style style:name="T8" style:family="text">
      <style:text-properties fo:language="en" fo:country="GB" officeooo:rsid="000932e4"/>
    </style:style>
    <style:style style:name="T9" style:family="text">
      <style:text-properties fo:language="en" fo:country="GB" officeooo:rsid="000a3142"/>
    </style:style>
    <style:style style:name="T10" style:family="text">
      <style:text-properties fo:language="en" fo:country="GB" officeooo:rsid="002b0300"/>
    </style:style>
    <style:style style:name="T11" style:family="text">
      <style:text-properties fo:language="en" fo:country="GB" officeooo:rsid="002b6703"/>
    </style:style>
    <style:style style:name="T12" style:family="text">
      <style:text-properties fo:language="en" fo:country="GB" officeooo:rsid="0015881a"/>
    </style:style>
    <style:style style:name="T13" style:family="text">
      <style:text-properties fo:language="en" fo:country="GB" officeooo:rsid="001dd8cb"/>
    </style:style>
    <style:style style:name="T14" style:family="text">
      <style:text-properties fo:language="en" fo:country="GB" officeooo:rsid="002bf366"/>
    </style:style>
    <style:style style:name="T15" style:family="text">
      <style:text-properties fo:language="en" fo:country="GB" officeooo:rsid="002bfc71"/>
    </style:style>
    <style:style style:name="T16" style:family="text">
      <style:text-properties fo:language="en" fo:country="GB" officeooo:rsid="00225886"/>
    </style:style>
    <style:style style:name="T17" style:family="text">
      <style:text-properties officeooo:rsid="00258b56"/>
    </style:style>
    <style:style style:name="T18" style:family="text">
      <style:text-properties officeooo:rsid="002730c8"/>
    </style:style>
    <style:style style:name="T19" style:family="text">
      <style:text-properties officeooo:rsid="002b6703"/>
    </style:style>
    <style:style style:name="T20" style:family="text">
      <style:text-properties officeooo:rsid="002bf366"/>
    </style:style>
    <style:style style:name="T21" style:family="text">
      <style:text-properties officeooo:rsid="002bfc71"/>
    </style:style>
    <style:style style:name="T22" style:family="text">
      <style:text-properties officeooo:rsid="002cb080"/>
    </style:style>
    <style:style style:name="T23" style:family="text">
      <style:text-properties officeooo:rsid="002cb6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nke de Par</text:p>
      <text:p text:style-name="P2"><text:span text:style-name="T1">Bouwfase Raport</text:span></text:p>
      <text:p text:style-name="P1">Tjitze de Boer</text:p>
      <text:p text:style-name="P1"/>
      <text:p text:style-name="P3">Front End</text:p>
      <text:p text:style-name="P4">Creation of boilerplate html</text:p>
      <text:p text:style-name="P2"><text:span text:style-name="T8">The: </text:span><text:span text:style-name="T9">H</text:span><text:span text:style-name="T8">eader/</text:span><text:span text:style-name="T9">Navigation/</text:span><text:span text:style-name="T10">Content</text:span></text:p>
      <text:p text:style-name="P5"><text:span text:style-name="T2">With s</text:span>tyling of the header <text:span text:style-name="T2">I asked Tabe for advice he gave me a lot of information about </text:span><text:span text:style-name="T3">column</text:span><text:span text:style-name="T2"> layouts and how they can also be used in the header.</text:span></text:p>
      <text:p text:style-name="P6">With javascript switch <text:span text:style-name="T3">statements</text:span> I made a function that changes the date in the header with the Dutch name of the day and month.</text:p>
      <text:p text:style-name="P6"/>
      <text:p text:style-name="P8">Adjusted the green border within the header.</text:p>
      <text:p text:style-name="P7">I’ve put the JavaScript for the changing of the date element in an external file.</text:p>
      <text:p text:style-name="P8">Put little dashes between the links in the navigation.</text:p>
      <text:p text:style-name="P8"/>
      <text:p text:style-name="P9">Made the header responsive to smaller screen sizes.</text:p>
      <text:p text:style-name="P10">Moved the project into a xampp folder changed the index page to a php file.</text:p>
      <text:p text:style-name="P10">Moved the header and navigation to external php files and included them from there.</text:p>
      <text:p text:style-name="P10">Made and added a favicon, <text:span text:style-name="T19">a little image you can see on the browser tab</text:span>.</text:p>
      <text:p text:style-name="P10"/>
      <text:p text:style-name="P28"><text:span text:style-name="T11">C</text:span><text:span text:style-name="T12">reated a database.</text:span></text:p>
      <text:p text:style-name="P13">Added database connection script <text:span text:style-name="T4">in an include file</text:span>.</text:p>
      <text:p text:style-name="P11">Made a <text:span text:style-name="T19">database</text:span> <text:span text:style-name="T19">table</text:span> for the user.</text:p>
      <text:p text:style-name="P12">Started on the login page.</text:p>
      <text:p text:style-name="P13"><text:span text:style-name="T19">Created</text:span> the <text:span text:style-name="T19">login</text:span> form and <text:span text:style-name="T19">script.</text:span></text:p>
      <text:p text:style-name="P14">Added insert/logout links to the navigation that only show when logged in.</text:p>
      <text:p text:style-name="P14"/>
      <text:p text:style-name="P29"><text:span text:style-name="T5">Begun on validation script to ensure </text:span><text:span text:style-name="T6">Wenk field</text:span><text:span text:style-name="T5"> is filled in before it is submitted.</text:span></text:p>
      <text:p text:style-name="P15"/>
      <text:p text:style-name="P16">Finished wenk validation function.</text:p>
      <text:p text:style-name="P16">Made the script for inserting a Wenk into the database, worked the first time.</text:p>
      <text:p text:style-name="P16"/>
      <text:p text:style-name="P16">Made the rich text field for the Blogpost form.</text:p>
      <text:p text:style-name="P30"><text:span text:style-name="T13">Made the script for adding the new blogpost to the </text:span><text:span text:style-name="T14">database</text:span><text:span text:style-name="T13">.</text:span></text:p>
      <text:p text:style-name="P17"/>
      <text:p text:style-name="P30"><text:span text:style-name="T13">Wrote the script for retrieving the latest wenk from the </text:span><text:span text:style-name="T14">database</text:span><text:span text:style-name="T13">.</text:span></text:p>
      <text:p text:style-name="P18">Displayed the latest wenk in the header.</text:p>
      <text:p text:style-name="P18"/>
      <text:p text:style-name="P19">Made the page Oude Wenken where they are displayed in a list from new to old.</text:p>
      <text:p text:style-name="P19"/>
      <text:p text:style-name="P32"><text:span text:style-name="T15">Made it so that the</text:span><text:span text:style-name="T16"> latest blogpost </text:span><text:span text:style-name="T15">is shown</text:span><text:span text:style-name="T16"> on the index page.</text:span></text:p>
      <text:p text:style-name="P20"/>
      <text:p text:style-name="P21">Displayed a list of all blogposts <text:span text:style-name="T17">titles,</text:span> <text:span text:style-name="T17">that are links to that post,</text:span> in a sidebar on the right.</text:p>
      <text:p text:style-name="P22">Ordered the list of blogposts from new to old.</text:p>
      <text:p text:style-name="P22"><text:line-break/><text:span text:style-name="T18">I made a nested for-loop to order the blogposts </text:span><text:span text:style-name="T23">by</text:span><text:span text:style-name="T18"> year and within that </text:span><text:span text:style-name="T23">year</text:span><text:span text:style-name="T18"> per month.</text:span></text:p>
      <text:p text:style-name="P23"/>
      <text:p text:style-name="P31"><text:span text:style-name="T7">Did some research and replaced the rich textarea for the blogposts with a different one.</text:span></text:p>
      <text:p text:style-name="P21"/>
      <text:p text:style-name="P21"/>
      <text:p text:style-name="P24"/>
      <text:p text:style-name="P24"><text:soft-page-break/>I’ve made a button on on any oldpost page of a post with a certain id that only shows if you are logged in which then displays the edit form and delete button.</text:p>
      <text:p text:style-name="P24"/>
      <text:p text:style-name="P24">I made a delete button for blogposts.</text:p>
      <text:p text:style-name="P24"/>
      <text:p text:style-name="P24">I’ve made an edit form for blogposts which contains the old post as a default value.</text:p>
      <text:p text:style-name="P24"/>
      <text:p text:style-name="P25">I’ve made it so that if someone is logged in the list of “Oude wenken” are all links to a page where they can be edited.</text:p>
      <text:p text:style-name="P25"/>
      <text:p text:style-name="P26">I’ve made an edit form for the specified “Wenk” with the old one as the standard value.</text:p>
      <text:p text:style-name="P26">I’ve made a delete button for that “wenk” bellow the edit form.</text:p>
      <text:p text:style-name="P26"/>
      <text:p text:style-name="P27">I’ve changed the text on the info/waarom page to the one provid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4T14:33:48.874000000</meta:creation-date>
    <meta:generator>LibreOffice/6.4.0.3$Windows_X86_64 LibreOffice_project/b0a288ab3d2d4774cb44b62f04d5d28733ac6df8</meta:generator>
    <dc:date>2022-02-10T10:19:48.506000000</dc:date>
    <meta:editing-duration>P53DT12H31M36S</meta:editing-duration>
    <meta:editing-cycles>33</meta:editing-cycles>
    <meta:document-statistic meta:table-count="0" meta:image-count="0" meta:object-count="0" meta:page-count="2" meta:paragraph-count="41" meta:word-count="477" meta:character-count="2569" meta:non-whitespace-character-count="2132"/>
  </office:meta>
</office:document-meta>
</file>